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47H16M52.909S" calcext:value-type="time">
            <text:p>247:1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4H00M26.819S" calcext:value-type="time">
            <text:p>04:00</text:p>
          </table:table-cell>
          <table:table-cell table:style-name="ce3"/>
          <table:table-cell office:value-type="string" calcext:value-type="string">
            <text:p>LayoutGenerator, room spawning via LayoutGenerator, locks via LayoutGenerator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19H59M43.425S" calcext:value-type="time">
            <text:p>19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8:09:11.5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0T15:42:27.941000000</dc:date>
    <dc:creator>Benjamin Laws</dc:creator>
    <meta:editing-duration>P9DT5H51M18S</meta:editing-duration>
    <meta:editing-cycles>243</meta:editing-cycles>
    <meta:generator>LibreOffice/7.1.8.1$Windows_X86_64 LibreOffice_project/e1f30c802c3269a1d052614453f260e49458c82c</meta:generator>
    <meta:document-statistic meta:table-count="2" meta:cell-count="415" meta:object-count="0"/>
  </office:meta>
</office:document-meta>
</file>